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258cf1" officeooo:paragraph-rsid="03258cf1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1" style:family="paragraph" style:parent-style-name="Footnote">
      <style:text-properties officeooo:rsid="04ba495b" officeooo:paragraph-rsid="04ba495b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officeooo:rsid="000a14f6"/>
    </style:style>
    <style:style style:name="T79" style:family="text">
      <style:text-properties officeooo:rsid="005714b7"/>
    </style:style>
    <style:style style:name="T80" style:family="text">
      <style:text-properties officeooo:rsid="00880dbe"/>
    </style:style>
    <style:style style:name="T81" style:family="text">
      <style:text-properties officeooo:rsid="007c6d62"/>
    </style:style>
    <style:style style:name="T82" style:family="text">
      <style:text-properties officeooo:rsid="01c4f176"/>
    </style:style>
    <style:style style:name="T83" style:family="text">
      <style:text-properties officeooo:rsid="03b4652d"/>
    </style:style>
    <style:style style:name="T84" style:family="text">
      <style:text-properties officeooo:rsid="0473a949"/>
    </style:style>
    <style:style style:name="T85" style:family="text">
      <style:text-properties officeooo:rsid="0387836c"/>
    </style:style>
    <style:style style:name="T86" style:family="text">
      <style:text-properties officeooo:rsid="023c6ef8"/>
    </style:style>
    <style:style style:name="T87" style:family="text">
      <style:text-properties officeooo:rsid="023d86f1"/>
    </style:style>
    <style:style style:name="T88" style:family="text">
      <style:text-properties officeooo:rsid="023e4245"/>
    </style:style>
    <style:style style:name="T89" style:family="text">
      <style:text-properties style:font-name="EB Garamond 12 All SC"/>
    </style:style>
    <style:style style:name="T90" style:family="text">
      <style:text-properties style:font-name="EB Garamond 12 All SC" officeooo:rsid="03106751"/>
    </style:style>
    <style:style style:name="T91" style:family="text">
      <style:text-properties style:font-name="EB Garamond 12 All SC" officeooo:rsid="036370f1"/>
    </style:style>
    <style:style style:name="T92" style:family="text">
      <style:text-properties officeooo:rsid="02f83ef8"/>
    </style:style>
    <style:style style:name="T93" style:family="text">
      <style:text-properties officeooo:rsid="030830fa"/>
    </style:style>
    <style:style style:name="T94" style:family="text">
      <style:text-properties officeooo:rsid="030fd317"/>
    </style:style>
    <style:style style:name="T95" style:family="text">
      <style:text-properties officeooo:rsid="030feb5b"/>
    </style:style>
    <style:style style:name="T96" style:family="text">
      <style:text-properties officeooo:rsid="03106751"/>
    </style:style>
    <style:style style:name="T97" style:family="text">
      <style:text-properties officeooo:rsid="0317482f"/>
    </style:style>
    <style:style style:name="T98" style:family="text">
      <style:text-properties officeooo:rsid="0318bade"/>
    </style:style>
    <style:style style:name="T99" style:family="text">
      <style:text-properties officeooo:rsid="031c8e32"/>
    </style:style>
    <style:style style:name="T100" style:family="text">
      <style:text-properties officeooo:rsid="031e39c1"/>
    </style:style>
    <style:style style:name="T101" style:family="text">
      <style:text-properties officeooo:rsid="031f6f79"/>
    </style:style>
    <style:style style:name="T102" style:family="text">
      <style:text-properties officeooo:rsid="03204260"/>
    </style:style>
    <style:style style:name="T103" style:family="text">
      <style:text-properties officeooo:rsid="03279c5c"/>
    </style:style>
    <style:style style:name="T104" style:family="text">
      <style:text-properties officeooo:rsid="032cf4d4"/>
    </style:style>
    <style:style style:name="T105" style:family="text">
      <style:text-properties officeooo:rsid="0330afca"/>
    </style:style>
    <style:style style:name="T106" style:family="text">
      <style:text-properties officeooo:rsid="0332c404"/>
    </style:style>
    <style:style style:name="T107" style:family="text">
      <style:text-properties officeooo:rsid="03344961"/>
    </style:style>
    <style:style style:name="T108" style:family="text">
      <style:text-properties officeooo:rsid="0303035b"/>
    </style:style>
    <style:style style:name="T109" style:family="text">
      <style:text-properties officeooo:rsid="01dff054"/>
    </style:style>
    <style:style style:name="T110" style:family="text">
      <style:text-properties officeooo:rsid="033abe56"/>
    </style:style>
    <style:style style:name="T111" style:family="text">
      <style:text-properties officeooo:rsid="033bb695"/>
    </style:style>
    <style:style style:name="T112" style:family="text">
      <style:text-properties officeooo:rsid="03401ab6"/>
    </style:style>
    <style:style style:name="T113" style:family="text">
      <style:text-properties officeooo:rsid="0340fb2a"/>
    </style:style>
    <style:style style:name="T114" style:family="text">
      <style:text-properties officeooo:rsid="0342b723"/>
    </style:style>
    <style:style style:name="T115" style:family="text">
      <style:text-properties officeooo:rsid="0349c53c"/>
    </style:style>
    <style:style style:name="T116" style:family="text">
      <style:text-properties officeooo:rsid="034ca3bb"/>
    </style:style>
    <style:style style:name="T117" style:family="text">
      <style:text-properties officeooo:rsid="034da74b"/>
    </style:style>
    <style:style style:name="T118" style:family="text">
      <style:text-properties officeooo:rsid="03524698"/>
    </style:style>
    <style:style style:name="T119" style:family="text">
      <style:text-properties officeooo:rsid="0358658f"/>
    </style:style>
    <style:style style:name="T120" style:family="text">
      <style:text-properties officeooo:rsid="035bc375"/>
    </style:style>
    <style:style style:name="T121" style:family="text">
      <style:text-properties officeooo:rsid="035f39f7"/>
    </style:style>
    <style:style style:name="T122" style:family="text">
      <style:text-properties officeooo:rsid="036370f1"/>
    </style:style>
    <style:style style:name="T123" style:family="text">
      <style:text-properties officeooo:rsid="03641507"/>
    </style:style>
    <style:style style:name="T124" style:family="text">
      <style:text-properties officeooo:rsid="036cdd8a"/>
    </style:style>
    <style:style style:name="T125" style:family="text">
      <style:text-properties officeooo:rsid="037937f9"/>
    </style:style>
    <style:style style:name="T126" style:family="text">
      <style:text-properties officeooo:rsid="037ed729"/>
    </style:style>
    <style:style style:name="T127" style:family="text">
      <style:text-properties officeooo:rsid="037fff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4"><text:s text:c="4"/>Wolfgang <text:span text:style-name="T82">Esser-</text:span>Skala, 20<text:span text:style-name="T96">20</text:span></text:p>
      <text:p text:style-name="P24"/>
      <text:p text:style-name="P24"/>
      <text:p text:style-name="P12">© 20<text:span text:style-name="T96">20</text:span> by Wolfgang <text:span text:style-name="T82">Esser-</text:span>Skala. This edition is licensed under the Creative Commons Attribution<text:span text:style-name="T80">-NonCommercial-ShareAlike</text:span> 4.0 International License. To view a copy of this license, visit http://creativecommons.org/licenses/by<text:span text:style-name="T81">-nc-sa</text:span>/4.0/. </text:p>
      <text:p text:style-name="P11"/>
      <text:p text:style-name="P13">Music engraving by LilyPond 2.18.0 (http://www.lilypond.org).<text:span text:style-name="T79"><text:line-break/>Front matter</text:span> typeset with EB Garamond (http://www.georgduffner.at/ebgaramond).</text:p>
      <text:p text:style-name="P24"/>
      <text:p text:style-name="P10">First <text:span text:style-name="T82">version</text:span>, <text:span text:style-name="T96">January 2020</text:span></text:p>
      <text:p text:style-name="P28"/>
      <text:p text:style-name="P25">P R E F A C E <text:s text:c="2"/><text:span text:style-name="T1">&amp;</text:span> <text:s text:c="2"/>C R I T I C A L <text:s text:c="2"/>R E P O R T </text:p>
      <text:p text:style-name="P25"/>
      <text:p text:style-name="P1"/>
      <text:p text:style-name="P4">This edition bases upon <text:span text:style-name="T94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86">https://digital.staatsbibliothek-berlin.de/werkansicht/?PPN=PPN1023705923<text:line-break/><text:tab/></text:span>(siglum<text:span text:style-name="T84"> </text:span>Mus.<text:span text:style-name="T86">ms. 21400</text:span>)</text:p>
      <text:p text:style-name="P2"/>
      <text:p text:style-name="P7">In general, this edition closely follows the <text:span text:style-name="T85">manuscript. </text:span>Any<text:span text:style-name="T92"> </text:span>changes <text:span text:style-name="T78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61">Abbreviations: <text:span text:style-name="T108">A, alto; B, basso; </text:span>Ms, manuscript;<text:span text:style-name="T86"> </text:span>org, organ; <text:span text:style-name="T109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/text:p>
      <text:p text:style-name="P6"/>
      <text:p text:style-name="P8"/>
      <text:p text:style-name="P8"/>
      <text:p text:style-name="P8">Bass figures only appear in the following movements<text:span text:style-name="T126"> (bars in parentheses)</text:span>: 1.3 (15 to 18)<text:span text:style-name="T101">, 1.5 (32, 39 to 44), 1.7 (8 to 10, 55 to 57), 1.21 (1, 2, 5 to 7, 11, 30), 1.24 (6 to 9, 39, 40), 2.5 (43), </text:span></text:p>
      <text:p text:style-name="P27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95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83">Esser-</text:span>Skala</text:p>
      <text:p text:style-name="P21"/>
      <text:p text:style-name="P21"/>
      <text:p text:style-name="P22">Das verlohrne Schäflein (Canto 1)<text:span text:style-name="T114"><text:line-break/>Das bewegte Schäflein (Canto 1)<text:line-break/>Das reuige Schäflein (Canto 1)<text:line-break/>Das bußfertige Schäflein (Canto 1)<text:line-break/>Das demüthige Schäflein (Canto 2)<text:line-break/>Das Evangelium (Alto 1)<text:line-break/>Das Evangelium (Alto 2)</text:span></text:p>
      <text:p text:style-name="P23">Der Evangeliſte (Tenore)<text:span text:style-name="T105"><text:line-break/>JESUS, der gute Hirte (Tenore)</text:span></text:p>
      <text:p text:style-name="P22">Das Geſetze (Basſo)</text:p>
      <text:p text:style-name="P29"><text:line-break/>C O N T E N T S</text:p>
      <text:p text:style-name="P26"/>
      <text:p text:style-name="P19"/>
      <text:p text:style-name="P19"/>
      <text:p text:style-name="P19"/>
      <text:p text:style-name="P20">JESUS,<text:line-break/>als der<text:line-break/>für das verlohrene Schäflein<text:line-break/>leidend<text:span text:style-name="T93">-</text:span> und ſter<text:span text:style-name="T93">-</text:span><text:line-break/>bende<text:line-break/>Gute Hirte,<text:line-break/>am<text:line-break/>Heil. Char<text:span text:style-name="T93">-</text:span>Freytage,<text:line-break/>1727<text:line-break/>In Hoch<text:span text:style-name="T93">-</text:span>Fürſtl. Schloß<text:span text:style-name="T93">-</text:span>Kirche<text:line-break/>zum Friedenſtein,<text:line-break/>Musicaliſch aufgeführet,<text:line-break/>und in<text:line-break/>gebundene und harmoniſche Zei<text:span text:style-name="T93">-</text:span><text:line-break/>len abgefaßet<text:line-break/>von<text:line-break/>Gottfried Heinrich Stöltzeln<text:line-break/>F. S. Capellmeiſter.</text:p>
      <text:p text:style-name="P20">______________________________________________<text:line-break/><text:line-break/>Gotha,<text:line-break/>Druckts Johann Andreas Reyher,<text:line-break/>Hof<text:span text:style-name="T93">-</text:span>Buchdrucker.</text:p>
      <text:p text:style-name="P16"/>
      <text:p text:style-name="P16"/>
      <text:p text:style-name="P16"/>
      <text:p text:style-name="P16"/>
      <text:p text:style-name="P16"/>
      <text:p text:style-name="P16"><text:span text:style-name="T1">Chriſtlicher Leſer!</text:span><text:span text:style-name="T93"><text:tab/></text:span><text:line-break/><text:line-break/>Du ſollſt in dieſen Blättern deinen Heyland in ſeinem blutigen Leiden und Sterben ſehen. Dir iſt aber nicht unbekandt, wie e<text:span text:style-name="T93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93">Weder</text:span> mein Vorſatz, noch der Raum <text:span text:style-name="T93">l</text:span>eiden es, die Zärtlichkeiten, womit ein treuer Hirte ſeiner geliebten Heerde<text:span text:style-name="T93"> begegnet, hier weitläufig zu beſchreiben, ſondern ich ſetze nur die Worte Jeſu, Joh. X: </text:span><text:span text:style-name="T2">Ein guter Hirte läſſet ſein Leben für die Schafe</text:span><text:span text:style-name="T93">, zu weiterer Betrachtung auch, weil doch von der Liebe eines </text:span><text:span text:style-name="T2">guten Hirten</text:span><text:span text:style-name="T93"> gegen ſeine Heerde gewiß keine größre Probe verlanget, mithin auch nichts Höhers geſagt werden kan.<text:tab/><text:line-break/>Und ſiehe! hier lieget </text:span><text:span text:style-name="T2">dein guter Hirte</text:span><text:span text:style-name="T93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93">. O! ſo erſchrick demnach vor dem Donner des </text:span><text:span text:style-name="T2">Geſetzes</text:span><text:span text:style-name="T93">, wenn du bey ſeinem Tode Berge und Felſen, als erſtaunliche Trauer-Glocken klingen höreſt. Verbinde aber auch dein Hertze mit den Troſt-Sp??ereyen des ſüßen </text:span><text:span text:style-name="T2">Evangelii</text:span><text:span text:style-name="T93">, wenn du bedenkeſt, daß alle deine Sünden in dem Grabe deines </text:span><text:span text:style-name="T2">guten Hirten</text:span><text:span text:style-name="T93"> verſchloßen seyn. So wirſt du ſeinen Sterbens-Tag, als ein getreues </text:span><text:span text:style-name="T2">Schäflein</text:span><text:span text:style-name="T93"> ihm wohlgefällig, und dir höchſt-erſprießlich begehren, und dermahleinſt mit ihm dich ewig erfreuen.</text:span></text:p>
      <text:p text:style-name="P17"><text:soft-page-break/><text:span text:style-name="T89">p a r s <text:s text:c="2"/></text:span><text:span text:style-name="T90">i</text:span></text:p>
      <text:p text:style-name="P14"/>
      <text:p text:style-name="P30">1<text:span text:style-name="T88">.1</text:span><text:tab/>Choral: <text:tab/><text:span text:style-name="T96">Jeſu! frommer Menschenheerden<text:tab/>3</text:span><text:line-break/><text:line-break/><text:span text:style-name="T87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0"/>
      <text:p text:style-name="P30"/>
      <text:p text:style-name="P36"><text:span text:style-name="T97">1.2<text:tab/>Recitativo:<text:tab/>Betrübter Fall! ach unglückſeelger Bißen!<text:tab/>1</text:span><text:span text:style-name="T11"><text:line-break/><text:line-break/></text:span><text:span text:style-name="T97">Das</text:span><text:span text:style-name="T11"><text:tab/>Betrübter Fall! ach unglückſeelger Bißen!<text:line-break/></text:span><text:span text:style-name="T97">verlohrne</text:span><text:span text:style-name="T11"><text:tab/>Wie viel haſt du mir doch entrißen?<text:line-break/></text:span><text:span text:style-name="T97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1"/>
      <text:p text:style-name="P31"/>
      <text:p text:style-name="P32"><text:span text:style-name="T98">1.3<text:tab/>Aria:<text:tab/>Ach, wo bin ich hingerathen<text:tab/>1</text:span><text:span text:style-name="T13"><text:line-break/><text:line-break/></text:span><text:span text:style-name="T98">Das</text:span><text:span text:style-name="T13"><text:tab/>Ach, wo bin ich hingerathen!<text:line-break/></text:span><text:span text:style-name="T97">verlohrne</text:span><text:span text:style-name="T13"><text:tab/>Ach, wie hab ich mich verirrt!<text:line-break/></text:span><text:span text:style-name="T97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2"/>
      <text:p text:style-name="P32"/>
      <text:p text:style-name="P33"><text:span text:style-name="T99">1.4<text:tab/>Recitativo:<text:tab/>Auf Sünde folget Fluch und Strafe<text:tab/>1</text:span><text:span text:style-name="T15"><text:line-break/><text:line-break/></text:span><text:span text:style-name="T99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3"/>
      <text:p text:style-name="P33"/>
      <text:p text:style-name="P34"><text:span text:style-name="T100">1.5<text:tab/>Aria:<text:tab/>Wer ein Paradieß verſchertzet<text:tab/>1</text:span><text:span text:style-name="T17"><text:line-break/><text:line-break/></text:span><text:span text:style-name="T100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4"/>
      <text:p text:style-name="P34"/>
      <text:p text:style-name="P39"><text:span text:style-name="T102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39"/>
      <text:p text:style-name="P39"/>
      <text:p text:style-name="P40"><text:span text:style-name="T100">1.7<text:tab/>Aria:<text:tab/>Sein Hertze brennt in ſüßen Liebesflammen<text:tab/>1<text:line-break/><text:line-break/>Das</text:span><text:span text:style-name="T17"><text:tab/>Sein Hertze brennt in ſüßen Liebesflammen</text:span><text:span text:style-name="T100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0"/>
      <text:p text:style-name="P40"/>
      <text:p text:style-name="P40"><text:span text:style-name="T99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99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4"><text:line-break/><text:line-break/><text:line-break/></text:p>
      <text:p text:style-name="P40"/>
      <text:p text:style-name="P35"><text:soft-page-break/><text:span text:style-name="T103">1.9<text:tab/>Choral: <text:tab/>Hungrig, durſtig und ſehr matt<text:tab/>3</text:span><text:span text:style-name="T20"><text:line-break/><text:line-break/></text:span><text:span text:style-name="T87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5"/>
      <text:p text:style-name="P35"/>
      <text:p text:style-name="P45"><text:span text:style-name="T104">1</text:span>.<text:span text:style-name="T106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5"/>
      <text:p text:style-name="P45"/>
      <text:p text:style-name="P41"><text:span text:style-name="T99">1.11<text:tab/>Recitativo:<text:tab/>Die Liebe deines Hirten<text:tab/>1</text:span><text:span text:style-name="T27"><text:line-break/><text:line-break/></text:span><text:span text:style-name="T106">Der</text:span><text:span text:style-name="T27"><text:tab/></text:span><text:span text:style-name="T28">Die Liebe deines Hirten<text:line-break/></text:span><text:span text:style-name="T106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1"/>
      <text:p text:style-name="P41"/>
      <text:p text:style-name="P47"><text:span text:style-name="T104">1.12<text:tab/>Aria:<text:tab/>Dein Exempel ſoll mir ſtets vor Augen seyn<text:tab/>1</text:span><text:span text:style-name="T29"><text:line-break/><text:line-break/></text:span><text:span text:style-name="T107">Das<text:tab/></text:span><text:span text:style-name="T29">Dein Exempe</text:span><text:span text:style-name="T35">l</text:span><text:span text:style-name="T107"><text:line-break/>demüthige</text:span><text:span text:style-name="T29"><text:tab/>ſoll mir ſtets</text:span><text:span text:style-name="T36"> vor Augen seyn.</text:span><text:span text:style-name="T29"><text:line-break/></text:span><text:span text:style-name="T107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6"/>
      <text:p text:style-name="P46"/>
      <text:p text:style-name="P43"><text:span text:style-name="T99">1.13<text:tab/>Recitativo:<text:tab/>Ein böſes Schaf von Jesu guter Heerde<text:tab/>1</text:span><text:span text:style-name="T38"><text:line-break/><text:line-break/></text:span><text:span text:style-name="T110">Der</text:span><text:span text:style-name="T38"><text:tab/>Ein böſes Schaf von Jesu </text:span><text:span text:style-name="T40">g</text:span><text:span text:style-name="T38">uter Heerde,<text:line-break/></text:span><text:span text:style-name="T110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2"/>
      <text:p text:style-name="P42"/>
      <text:p text:style-name="P48"><text:span text:style-name="T111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48"/>
      <text:p text:style-name="P50"><text:span text:style-name="T99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49"/>
      <text:p text:style-name="P49"/>
      <text:p text:style-name="P49"><text:span text:style-name="T112">1.16<text:tab/>Recitativo:<text:tab/>Gott muß durch Blut und Todt verſöhnet ſeyn<text:tab/>1</text:span><text:span text:style-name="T43"><text:line-break/><text:line-break/></text:span><text:span text:style-name="T112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13">Das</text:span><text:span text:style-name="T44"><text:tab/>Und dieſer hat ſich in die Pein<text:line-break/></text:span><text:span text:style-name="T113">Evangelium</text:span><text:span text:style-name="T44"><text:tab/>aus Liebe für dich hingegeben.<text:line-break/><text:line-break/></text:span><text:span text:style-name="T113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13">Das</text:span><text:span text:style-name="T44"><text:tab/>Dein Hirte aber reißt dich aus dem Folter Hauß<text:line-break/></text:span><text:span text:style-name="T113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49"/>
      <text:p text:style-name="P49"/>
      <text:p text:style-name="P51"><text:span text:style-name="T113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1"/>
      <text:p text:style-name="P51"/>
      <text:p text:style-name="P51"/>
      <text:p text:style-name="P52"><text:soft-page-break/>1.18<text:tab/><text:span text:style-name="T115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2"/>
      <text:p text:style-name="P52"/>
      <text:p text:style-name="P53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16">JESUS, der</text:span><text:span text:style-name="T49"><text:tab/>Mein Vater! kan es möglich ſeyn,<text:line-break/></text:span><text:span text:style-name="T116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17">Der</text:span><text:span text:style-name="T50"><text:tab/>Der einzge Troſt auf dieſer Welt,<text:line-break/></text:span><text:span text:style-name="T117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3"/>
      <text:p text:style-name="P53"/>
      <text:p text:style-name="P54"><text:span text:style-name="T117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4"/>
      <text:p text:style-name="P54"/>
      <text:p text:style-name="P55"><text:span text:style-name="T118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5"/>
      <text:p text:style-name="P55"/>
      <text:p text:style-name="P56"><text:span text:style-name="T119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6"/>
      <text:p text:style-name="P56"/>
      <text:p text:style-name="P57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7"/>
      <text:p text:style-name="P57"/>
      <text:p text:style-name="P58"><text:span text:style-name="T120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58"/>
      <text:p text:style-name="P58"/>
      <text:p text:style-name="P59"><text:span text:style-name="T121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59"/>
      <text:p text:style-name="P59"/>
      <text:p text:style-name="P18"><text:span text:style-name="T89">p a r s <text:s text:c="2"/></text:span><text:span text:style-name="T90">i</text:span><text:span text:style-name="T91">I</text:span></text:p>
      <text:p text:style-name="P15"/>
      <text:p text:style-name="P37"><text:span text:style-name="T122">2.1<text:tab/>Recitativo: <text:tab/>Nun ſtellt ſich der Verräther ein<text:tab/>1</text:span><text:span text:style-name="T59"><text:line-break/><text:line-break/></text:span><text:span text:style-name="T122">Der</text:span><text:span text:style-name="T59"><text:tab/>Nun ſtellt ſich der Verräther ein</text:span><text:span text:style-name="T60">,</text:span><text:span text:style-name="T59"><text:line-break/></text:span><text:span text:style-name="T122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37"/>
      <text:p text:style-name="P37"/>
      <text:p text:style-name="P60"><text:span text:style-name="T123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0"/>
      <text:p text:style-name="P60"/>
      <text:p text:style-name="P38"><text:span text:style-name="T122">2.3<text:tab/>Recitativo: <text:tab/>Der große Hirte wird geſchlagen<text:tab/>1</text:span><text:span text:style-name="T59"><text:line-break/><text:line-break/></text:span><text:span text:style-name="T122">Der</text:span><text:span text:style-name="T59"><text:tab/></text:span><text:span text:style-name="T66">Der große Hirte wird geſchlagen,</text:span><text:span text:style-name="T59"><text:line-break/></text:span><text:span text:style-name="T122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38"/>
      <text:p text:style-name="P38"/>
      <text:p text:style-name="P62">2.4<text:tab/>Accomp:<text:tab/>Ihr Sünder<text:span text:style-name="T124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2"/>
      <text:p text:style-name="P62"/>
      <text:p text:style-name="P63"><text:span text:style-name="T124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3"/>
      <text:p text:style-name="P63"/>
      <text:p text:style-name="P64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4"/>
      <text:p text:style-name="P64"/>
      <text:p text:style-name="P64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4"/>
      <text:p text:style-name="P64"/>
      <text:p text:style-name="P65"><text:span text:style-name="T125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5"/>
      <text:p text:style-name="P66"><text:soft-page-break/><text:span text:style-name="T127">2</text:span>.9<text:tab/>Choral:<text:tab/>Ich bitt, ich ruf, ich weine<text:tab/>1</text:p>
      <text:p text:style-name="P66"/>
      <text:p text:style-name="P66">Chor<text:span text:style-name="T6"><text:tab/>Ich bitt, ich ruf</text:span><text:span text:style-name="T77">f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10T20:59:21.293450600</dc:date>
    <dc:creator>Wolfgang Skala</dc:creator>
    <meta:editing-duration>P8DT21H18M42S</meta:editing-duration>
    <meta:editing-cycles>817</meta:editing-cycles>
    <meta:generator>LibreOffice/4.2.8.2$Linux_X86_64 LibreOffice_project/420m0$Build-2</meta:generator>
    <meta:document-statistic meta:table-count="0" meta:image-count="1" meta:object-count="0" meta:page-count="12" meta:paragraph-count="57" meta:word-count="2621" meta:character-count="16133" meta:non-whitespace-character-count="13251"/>
  </office:meta>
</office:document-meta>
</file>